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ec9e" officeooo:paragraph-rsid="0011ec9e"/>
    </style:style>
    <style:style style:name="P2" style:family="paragraph" style:parent-style-name="Standard">
      <style:text-properties officeooo:rsid="0013403a" officeooo:paragraph-rsid="0013403a"/>
    </style:style>
    <style:style style:name="P3" style:family="paragraph" style:parent-style-name="Standard">
      <style:text-properties officeooo:rsid="0014ba83" officeooo:paragraph-rsid="0014ba83"/>
    </style:style>
    <style:style style:name="P4" style:family="paragraph" style:parent-style-name="Standard">
      <style:text-properties officeooo:rsid="001538c5" officeooo:paragraph-rsid="001538c5"/>
    </style:style>
    <style:style style:name="P5" style:family="paragraph" style:parent-style-name="Standard">
      <style:text-properties officeooo:rsid="0016e80e" officeooo:paragraph-rsid="0016e80e"/>
    </style:style>
    <style:style style:name="P6" style:family="paragraph" style:parent-style-name="Standard">
      <style:text-properties officeooo:rsid="0016e80e" officeooo:paragraph-rsid="001a0778"/>
    </style:style>
    <style:style style:name="P7" style:family="paragraph" style:parent-style-name="Standard">
      <style:text-properties officeooo:rsid="00192bbe" officeooo:paragraph-rsid="00192bbe"/>
    </style:style>
    <style:style style:name="P8" style:family="paragraph" style:parent-style-name="Standard">
      <style:text-properties officeooo:rsid="001a0778" officeooo:paragraph-rsid="001a0778"/>
    </style:style>
    <style:style style:name="P9" style:family="paragraph" style:parent-style-name="Standard">
      <style:text-properties officeooo:rsid="001c0189" officeooo:paragraph-rsid="001c0189"/>
    </style:style>
    <style:style style:name="P10" style:family="paragraph" style:parent-style-name="Standard">
      <style:text-properties officeooo:rsid="0016e80e" officeooo:paragraph-rsid="0016e80e"/>
    </style:style>
    <style:style style:name="P11" style:family="paragraph" style:parent-style-name="Standard">
      <style:text-properties officeooo:rsid="001ef507" officeooo:paragraph-rsid="001ef507"/>
    </style:style>
    <style:style style:name="T1" style:family="text">
      <style:text-properties officeooo:rsid="0019a10a"/>
    </style:style>
    <style:style style:name="T2" style:family="text">
      <style:text-properties officeooo:rsid="001ef5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dpovedniky – REPOT in IS</text:p>
      <text:p text:style-name="P2"/>
      <text:p text:style-name="P7">Adapter </text:p>
      <text:p text:style-name="P7"><text:tab/>- Adaptee – third party providers of services</text:p>
      <text:p text:style-name="P7"><text:tab/>- Adapter – Information system REPOT interface which would process the information and send it to adaptee</text:p>
      <text:p text:style-name="P2"/>
      <text:p text:style-name="P7">Composite</text:p>
      <text:p text:style-name="P7"><text:tab/>- Component – Question, composite – Question, leaf – Answer</text:p>
      <text:p text:style-name="P7"><text:tab/>- We are taking into account subquestions in parent questions</text:p>
      <text:p text:style-name="P3"/>
      <text:p text:style-name="P7">Flyweight</text:p>
      <text:p text:style-name="P7"><text:tab/>- Answers – multichoice – at least yes / no will be present several times in composite leaves</text:p>
      <text:p text:style-name="P7"><text:tab/>- maybe Question templates – as we would collect only the answer data with reference to question templates</text:p>
      <text:p text:style-name="P4"/>
      <text:p text:style-name="P7">Strategy</text:p>
      <text:p text:style-name="P7"><text:tab/>- strategy for different question choosing in different REPOTs</text:p>
      <text:p text:style-name="P7"><text:tab/>- basically random generation from the <text:span text:style-name="T1">set of provided questions</text:span></text:p>
      <text:p text:style-name="P4"/>
      <text:p text:style-name="P8">Builder</text:p>
      <text:p text:style-name="P8"><text:tab/>- REPOTs build process as it can contain many different questions and answers</text:p>
      <text:p text:style-name="P6"/>
      <text:p text:style-name="P8">Factory method</text:p>
      <text:p text:style-name="P8"><text:tab/>- REPOT for different types of questions – for instance, multichoice REPOT, open questions REPOT, yes/no REPOT, <text:span text:style-name="T2">mixture of above with separate specification for each question</text:span></text:p>
      <text:p text:style-name="P5"/>
      <text:p text:style-name="P9">Observer</text:p>
      <text:p text:style-name="P9"><text:tab/>- subject – REPOT data - model</text:p>
      <text:p text:style-name="P9"><text:tab/>- observer – REPOT – presentation for client</text:p>
      <text:p text:style-name="P9">- for any change provided on data model – like error correction – there may be possibility to update presentation of REPOTs dynamically – for instance, Students start answering REPOT, teacher finds error in last question – by the time they will get to it, it will be corrected</text:p>
      <text:p text:style-name="P5"/>
      <text:p text:style-name="P5"/>
      <text:p text:style-name="P11">– – just ideas – –</text:p>
      <text:p text:style-name="P11"/>
      <text:p text:style-name="P5"><text:span text:style-name="T2">I</text:span>terator</text:p>
      <text:p text:style-name="P11"><text:tab/>- different traversing of REPOTs, may use Strategy instead</text:p>
      <text:p text:style-name="P11"/>
      <text:p text:style-name="P5"><text:span text:style-name="T2">V</text:span>isitor</text:p>
      <text:p text:style-name="P11"><text:tab/>- may be applicable for presentation of REPOTs in the 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08:18:54.468876039</meta:creation-date>
    <meta:generator>LibreOffice/5.2.6.1$Linux_X86_64 LibreOffice_project/20$Build-1</meta:generator>
    <dc:date>2017-04-05T20:43:25.371629782</dc:date>
    <meta:editing-duration>PT13M32S</meta:editing-duration>
    <meta:editing-cycles>5</meta:editing-cycles>
    <meta:document-statistic meta:table-count="0" meta:image-count="0" meta:object-count="0" meta:page-count="1" meta:paragraph-count="26" meta:word-count="223" meta:character-count="1445" meta:non-whitespace-character-count="1212"/>
  </office:meta>
</office:document-meta>
</file>